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1pt" style:font-size-asian="11pt" style:font-size-complex="11pt"/>
    </style:style>
    <style:style style:name="ce3" style:family="table-cell" style:parent-style-name="Default" style:data-style-name="N0">
      <style:text-properties fo:font-size="11pt" style:font-size-asian="11pt" style:font-size-complex="11pt" fo:font-weight="bold" style:font-weight-asian="bold" style:font-weight-complex="bold"/>
    </style:style>
    <style:style style:name="ce4" style:family="table-cell" style:parent-style-name="Default" style:data-style-name="N36">
      <style:text-properties fo:font-size="11pt" style:font-size-asian="11pt" style:font-size-complex="11pt"/>
    </style:style>
    <style:style style:name="ce5" style:family="table-cell" style:parent-style-name="Default" style:data-style-name="N4">
      <style:text-properties fo:font-size="11pt" style:font-size-asian="11pt" style:font-size-complex="11pt"/>
    </style:style>
    <style:style style:name="ce6" style:family="table-cell" style:parent-style-name="Default" style:data-style-name="N37">
      <style:text-properties fo:font-size="11pt" style:font-size-asian="11pt" style:font-size-complex="11pt"/>
    </style:style>
    <style:style style:name="ce7" style:family="table-cell" style:parent-style-name="Default" style:data-style-name="N38">
      <style:text-properties fo:font-size="11pt" style:font-size-asian="11pt" style:font-size-complex="11pt"/>
    </style:style>
    <style:style style:name="ce8" style:family="table-cell" style:parent-style-name="Default" style:data-style-name="N39">
      <style:text-properties fo:font-size="11pt" style:font-size-asian="11pt" style:font-size-complex="11pt"/>
    </style:style>
    <style:style style:name="co1" style:family="table-column">
      <style:table-column-properties fo:break-before="auto" style:column-width="3.33375cm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7.1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019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Weekly Transfer Worksheet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2">
            <text:p>note: gnucash will use the price database in preference to the price listed on the import splits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2">
            <text:p>Therefore, we should update the database with these usd/eur rates before importing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3">
            <text:p>save as weeklyTransfers.csv for further processing</text:p>
          </table:table-cell>
          <table:table-cell table:number-columns-repeated="2" table:style-name="ce3"/>
          <table:table-cell table:number-columns-repeated="9" table:style-name="ce2"/>
          <table:table-cell table:number-columns-repeated="16372"/>
        </table:table-row>
        <table:table-row table:style-name="ro1">
          <table:table-cell table:number-columns-repeated="12" table:style-name="ce2"/>
          <table:table-cell table:number-columns-repeated="16372"/>
        </table:table-row>
        <table:table-row table:style-name="ro1">
          <table:table-cell office:value-type="string" table:style-name="ce2">
            <text:p>Date</text:p>
          </table:table-cell>
          <table:table-cell office:value-type="string" table:style-name="ce2">
            <text:p>From PP USD</text:p>
          </table:table-cell>
          <table:table-cell office:value-type="string" table:style-name="ce2">
            <text:p>To PP EUR</text:p>
          </table:table-cell>
          <table:table-cell office:value-type="string" table:style-name="ce2">
            <text:p>To BNP</text:p>
          </table:table-cell>
          <table:table-cell office:value-type="string" table:style-name="ce2">
            <text:p>Rate1 (E/$)</text:p>
          </table:table-cell>
          <table:table-cell office:value-type="string" table:style-name="ce2">
            <text:p>Rate2 ($/E)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office:value-type="date" office:date-value="2025-10-06T00:00:00" table:style-name="ce4">
            <text:p>2025-10-06</text:p>
          </table:table-cell>
          <table:table-cell office:value-type="float" office:value="835.91" table:style-name="ce5">
            <text:p>835.91</text:p>
          </table:table-cell>
          <table:table-cell office:value-type="float" office:value="689.43" table:style-name="ce5">
            <text:p>689.43</text:p>
          </table:table-cell>
          <table:table-cell office:value-type="float" office:value="717.36" table:style-name="ce5">
            <text:p>717.36</text:p>
          </table:table-cell>
          <table:table-cell office:value-type="float" office:value="0.82476582407196941" table:formula="of:=[.C7]/[.B7]" table:style-name="ce6">
            <text:p>0.824765824072</text:p>
          </table:table-cell>
          <table:table-cell office:value-type="float" office:value="1.2124653699432866" table:formula="of:=[.B7]/[.C7]" table:style-name="ce7">
            <text:p>1.2125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office:value-type="date" office:date-value="2025-10-13T00:00:00" table:style-name="ce4">
            <text:p>2025-10-13</text:p>
          </table:table-cell>
          <table:table-cell office:value-type="float" office:value="1161.72" table:style-name="ce1">
            <text:p>1161.72</text:p>
          </table:table-cell>
          <table:table-cell office:value-type="float" office:value="968.78" table:style-name="ce1">
            <text:p>968.78</text:p>
          </table:table-cell>
          <table:table-cell office:value-type="float" office:value="968.78" table:style-name="ce1">
            <text:p>968.78</text:p>
          </table:table-cell>
          <table:table-cell office:value-type="float" office:value="0.83391867231346617" table:formula="of:=[.C8]/[.B8]" table:style-name="ce6">
            <text:p>0.833918672313</text:p>
          </table:table-cell>
          <table:table-cell office:value-type="float" office:value="1.1991577035033754" table:formula="of:=[.B8]/[.C8]" table:style-name="ce7">
            <text:p>1.1992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office:value-type="date" office:date-value="2025-10-20T00:00:00" table:style-name="ce4">
            <text:p>2025-10-20</text:p>
          </table:table-cell>
          <table:table-cell office:value-type="float" office:value="299.52999999999997" table:style-name="ce5">
            <text:p>299.53</text:p>
          </table:table-cell>
          <table:table-cell office:value-type="float" office:value="247.7" table:style-name="ce5">
            <text:p>247.70</text:p>
          </table:table-cell>
          <table:table-cell office:value-type="float" office:value="0" table:style-name="ce5">
            <text:p>0.00</text:p>
          </table:table-cell>
          <table:table-cell office:value-type="float" office:value="0.82696224084398895" table:formula="of:=[.C9]/[.B9]" table:style-name="ce8">
            <text:p>0.8269622408440</text:p>
          </table:table-cell>
          <table:table-cell office:value-type="float" office:value="1.2092450545014128" table:formula="of:=[.B9]/[.C9]" table:style-name="ce7">
            <text:p>1.2092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office:value-type="date" office:date-value="2025-10-27T00:00:00" table:style-name="ce4">
            <text:p>2025-10-27</text:p>
          </table:table-cell>
          <table:table-cell office:value-type="float" office:value="446.62" table:style-name="ce5">
            <text:p>446.62</text:p>
          </table:table-cell>
          <table:table-cell office:value-type="float" office:value="371.84" table:style-name="ce5">
            <text:p>371.84</text:p>
          </table:table-cell>
          <table:table-cell office:value-type="float" office:value="61.21" table:style-name="ce5">
            <text:p>61.21</text:p>
          </table:table-cell>
          <table:table-cell office:value-type="float" office:value="0.83256459630110602" table:formula="of:=[.C10]/[.B10]" table:style-name="ce6">
            <text:p>0.832564596301</text:p>
          </table:table-cell>
          <table:table-cell office:value-type="float" office:value="1.2011080034423409" table:formula="of:=[.B10]/[.C10]" table:style-name="ce7">
            <text:p>1.2011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table:style-name="ce4"/>
          <table:table-cell table:number-columns-repeated="3" table:style-name="ce5"/>
          <table:table-cell table:style-name="ce6"/>
          <table:table-cell table:style-name="ce7"/>
          <table:table-cell table:number-columns-repeated="16378" table:style-name="ce1"/>
        </table:table-row>
        <table:table-row table:style-name="ro1">
          <table:table-cell table:style-name="ce4"/>
          <table:table-cell table:number-columns-repeated="11" table:style-name="ce2"/>
          <table:table-cell table:number-columns-repeated="16372"/>
        </table:table-row>
        <table:table-row table:number-rows-repeated="34" table:style-name="ro1">
          <table:table-cell table:number-columns-repeated="12" table:style-name="ce2"/>
          <table:table-cell table:number-columns-repeated="16372"/>
        </table:table-row>
        <table:table-row table:number-rows-repeated="1048529" table:style-name="ro1">
          <table:table-cell table:number-columns-repeated="16384"/>
        </table:table-row>
        <table:table-row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>
      <number:year number:style="long"/>
      <number:text>-</number:text>
      <number:month number:style="long"/>
      <number:text>-</number:text>
      <number:day number:style="long"/>
    </number:date-style>
    <number:number-style style:name="N37">
      <number:number number:decimal-places="12" number:min-decimal-places="12" number:min-integer-digits="1" number:grouping="true"/>
    </number:number-style>
    <number:number-style style:name="N38">
      <number:number number:decimal-places="4" number:min-decimal-places="4" number:min-integer-digits="1" number:grouping="true"/>
    </number:number-style>
    <number:number-style style:name="N39">
      <number:number number:decimal-places="13" number:min-decimal-places="13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dc:creator>Turan Furkan Topak</dc:creator>
    <meta:creation-date>2025-02-06T10:04:39Z</meta:creation-date>
    <dc:date>2025-11-15T20:05:39Z</dc:date>
    <meta:editing-cycles>15</meta:editing-cycles>
    <meta:editing-duration>PT4038S</meta:editing-duration>
  </office:meta>
</office:document-meta>
</file>